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ABOUT ASSIGNED TASK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ask 737 merging conflict with rails3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there were some code that were not supported in rails so fixed that and created report for the task and submit it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royalty file processing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processed the file for which client was having issu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bugs fixed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bug 4617,4614,4612 and 4615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20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3-01T20:31:37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0" meta:object-count="0"/>
  </office:meta>
</office:document-meta>
</file>